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itle">
      <style:text-properties officeooo:rsid="0013dac5" officeooo:paragraph-rsid="0013dac5"/>
    </style:style>
    <style:style style:name="P2" style:family="paragraph" style:parent-style-name="Text_20_body">
      <style:text-properties officeooo:rsid="0013dac5" officeooo:paragraph-rsid="0015819f"/>
    </style:style>
    <style:style style:name="T1" style:family="text">
      <style:text-properties officeooo:rsid="0015819f"/>
    </style:style>
    <style:style style:name="T2" style:family="text">
      <style:text-properties officeooo:rsid="0015c196"/>
    </style:style>
    <style:style style:name="T3" style:family="text">
      <style:text-properties officeooo:rsid="00178f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Q-part</text:p>
      <text:p text:style-name="P2">As mentioned in the \ref{filterSection}, an equalizer is used to modify the character of an audio signal. This is can be done in a multitude of ways. However, as described by Zöler \cite{udo}, one way of doing this is by connecting a series of shelf and peak filters <text:span text:style-name="T1">of first or second order. Each of the filters target different frequencies</text:span>. The shelving filters are used for the low and high frequencies whereas the peak filters are used to target selected frequency ranges in the middle high frequencies. Shown <text:span text:style-name="T2">in \ref{figure:EQ} below </text:span>is a simple EQ with <text:span text:style-name="T1">4</text:span> bands with filters targeting low, <text:span text:style-name="T1">different </text:span>mid <text:span text:style-name="T1">components</text:span> and high frequencies. <text:s/>The number of filters used differs between applications. By adding more filters, the audio signal can be tuned more precisely, but at the same time the <text:span text:style-name="T1">delay through the equalizer is increased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</meta:initial-creator>
    <meta:creation-date>2014-03-12T15:56:42.379802334</meta:creation-date>
    <dc:date>2014-03-14T16:19:20.040018839</dc:date>
    <dc:creator>Daniel </dc:creator>
    <meta:editing-duration>PT13M42S</meta:editing-duration>
    <meta:editing-cycles>3</meta:editing-cycles>
    <meta:generator>LibreOffice/4.1.3.2$Linux_X86_64 LibreOffice_project/410m0$Build-2</meta:generator>
    <meta:document-statistic meta:table-count="0" meta:image-count="0" meta:object-count="0" meta:page-count="1" meta:paragraph-count="2" meta:word-count="141" meta:character-count="844" meta:non-whitespace-character-count="703"/>
  </office:meta>
</office:document-meta>
</file>